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AECV-1715C">
            <text:p>AECV-1715C</text:p>
          </table:table-cell>
          <table:table-cell office:value-type="float" office:value="57.38">
            <text:p>57.38</text:p>
          </table:table-cell>
          <table:table-cell office:value-type="float" office:value="-94.2">
            <text:p>-94.2</text:p>
          </table:table-cell>
          <table:table-cell office:value-type="float" office:value="5970.0">
            <text:p>59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5.0">
            <text:p>10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Kuhry2008,VacchiEtal2018,SimonEtal2016">
            <text:p>Kuhry2008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1549">
            <text:p>GSC-1549</text:p>
          </table:table-cell>
          <table:table-cell office:value-type="float" office:value="58.74">
            <text:p>58.74</text:p>
          </table:table-cell>
          <table:table-cell office:value-type="float" office:value="-94.08">
            <text:p>-94.08</text:p>
          </table:table-cell>
          <table:table-cell office:value-type="float" office:value="5450.0">
            <text:p>5450.0</text:p>
          </table:table-cell>
          <table:table-cell office:value-type="float" office:value="70.0">
            <text:p>70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wdonBlake1973,VacchiEtal2018,SimonEtal2016">
            <text:p>LowdonBlake1973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2579">
            <text:p>GSC-2579</text:p>
          </table:table-cell>
          <table:table-cell office:value-type="float" office:value="59.3">
            <text:p>59.3</text:p>
          </table:table-cell>
          <table:table-cell office:value-type="float" office:value="-95.38">
            <text:p>-95.38</text:p>
          </table:table-cell>
          <table:table-cell office:value-type="float" office:value="7190.0">
            <text:p>719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85.0">
            <text:p>8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Blake1982,VacchiEtal2018,SimonEtal2016">
            <text:p>Blake1982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261">
            <text:p>GSC-261</text:p>
          </table:table-cell>
          <table:table-cell office:value-type="float" office:value="58.74">
            <text:p>58.74</text:p>
          </table:table-cell>
          <table:table-cell office:value-type="float" office:value="-94.08">
            <text:p>-94.08</text:p>
          </table:table-cell>
          <table:table-cell office:value-type="float" office:value="3430.0">
            <text:p>3430.0</text:p>
          </table:table-cell>
          <table:table-cell office:value-type="float" office:value="82.0">
            <text:p>8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3070">
            <text:p>GSC-3070</text:p>
          </table:table-cell>
          <table:table-cell office:value-type="float" office:value="58.55">
            <text:p>58.55</text:p>
          </table:table-cell>
          <table:table-cell office:value-type="float" office:value="-95.83">
            <text:p>-95.83</text:p>
          </table:table-cell>
          <table:table-cell office:value-type="float" office:value="8170.0">
            <text:p>81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06.0">
            <text:p>10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Blake1982,VacchiEtal2018,SimonEtal2016">
            <text:p>Blake1982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3851">
            <text:p>GSC-3851</text:p>
          </table:table-cell>
          <table:table-cell office:value-type="float" office:value="58.89">
            <text:p>58.89</text:p>
          </table:table-cell>
          <table:table-cell office:value-type="float" office:value="-94.97">
            <text:p>-94.97</text:p>
          </table:table-cell>
          <table:table-cell office:value-type="float" office:value="4420.0">
            <text:p>4420.0</text:p>
          </table:table-cell>
          <table:table-cell office:value-type="float" office:value="45.0">
            <text:p>4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lake1988,VacchiEtal2018,SimonEtal2016">
            <text:p>Blake1988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3988">
            <text:p>GSC-3988</text:p>
          </table:table-cell>
          <table:table-cell office:value-type="float" office:value="58.22">
            <text:p>58.22</text:p>
          </table:table-cell>
          <table:table-cell office:value-type="float" office:value="-93.85">
            <text:p>-93.85</text:p>
          </table:table-cell>
          <table:table-cell office:value-type="float" office:value="3430.0">
            <text:p>34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5.7">
            <text:p>45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orlanEtal2000,VacchiEtal2018,SimonEtal2016">
            <text:p>MorlanEtal2000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682">
            <text:p>GSC-682</text:p>
          </table:table-cell>
          <table:table-cell office:value-type="float" office:value="58.75">
            <text:p>58.75</text:p>
          </table:table-cell>
          <table:table-cell office:value-type="float" office:value="-93.84">
            <text:p>-93.84</text:p>
          </table:table-cell>
          <table:table-cell office:value-type="float" office:value="1630.0">
            <text:p>1630.0</text:p>
          </table:table-cell>
          <table:table-cell office:value-type="float" office:value="82.0">
            <text:p>8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8.8">
            <text:p>8.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683">
            <text:p>GSC-683</text:p>
          </table:table-cell>
          <table:table-cell office:value-type="float" office:value="58.7">
            <text:p>58.7</text:p>
          </table:table-cell>
          <table:table-cell office:value-type="float" office:value="-93.84">
            <text:p>-93.84</text:p>
          </table:table-cell>
          <table:table-cell office:value-type="float" office:value="2710.0">
            <text:p>2710.0</text:p>
          </table:table-cell>
          <table:table-cell office:value-type="float" office:value="82.0">
            <text:p>8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5.3">
            <text:p>25.3</text:p>
          </table:table-cell>
          <table:table-cell office:value-type="float" office:value="6.1">
            <text:p>6.1</text:p>
          </table:table-cell>
          <table:table-cell office:value-type="float" office:value="6.1">
            <text:p>6.1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BETA-214174">
            <text:p>BETA-214174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3560.0">
            <text:p>356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5.0">
            <text:p>45.0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Hodgetts2007,VacchiEtal2018,SimonEtal2016">
            <text:p>Hodgetts200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684">
            <text:p>GSC-684</text:p>
          </table:table-cell>
          <table:table-cell office:value-type="float" office:value="58.76">
            <text:p>58.76</text:p>
          </table:table-cell>
          <table:table-cell office:value-type="float" office:value="-93.95">
            <text:p>-93.95</text:p>
          </table:table-cell>
          <table:table-cell office:value-type="float" office:value="1410.0">
            <text:p>1410.0</text:p>
          </table:table-cell>
          <table:table-cell office:value-type="float" office:value="86.0">
            <text:p>86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4.8">
            <text:p>4.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723">
            <text:p>GSC-723</text:p>
          </table:table-cell>
          <table:table-cell office:value-type="float" office:value="58.76">
            <text:p>58.76</text:p>
          </table:table-cell>
          <table:table-cell office:value-type="float" office:value="-93.98">
            <text:p>-93.98</text:p>
          </table:table-cell>
          <table:table-cell office:value-type="float" office:value="2510.0">
            <text:p>2510.0</text:p>
          </table:table-cell>
          <table:table-cell office:value-type="float" office:value="82.0">
            <text:p>8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0.3">
            <text:p>20.3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92">
            <text:p>GSC-92</text:p>
          </table:table-cell>
          <table:table-cell office:value-type="float" office:value="58.18">
            <text:p>58.18</text:p>
          </table:table-cell>
          <table:table-cell office:value-type="float" office:value="-95.05">
            <text:p>-95.05</text:p>
          </table:table-cell>
          <table:table-cell office:value-type="float" office:value="7660.0">
            <text:p>7660.0</text:p>
          </table:table-cell>
          <table:table-cell office:value-type="float" office:value="78.0">
            <text:p>78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42.0">
            <text:p>14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DyckFyles1964,VacchiEtal2018,SimonEtal2016">
            <text:p>DyckFyles1964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X-1065">
            <text:p>GX-1065</text:p>
          </table:table-cell>
          <table:table-cell office:value-type="float" office:value="58.71">
            <text:p>58.71</text:p>
          </table:table-cell>
          <table:table-cell office:value-type="float" office:value="-94.28">
            <text:p>-94.28</text:p>
          </table:table-cell>
          <table:table-cell office:value-type="float" office:value="3580.0">
            <text:p>3580.0</text:p>
          </table:table-cell>
          <table:table-cell office:value-type="float" office:value="94.0">
            <text:p>94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37.9">
            <text:p>37.9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Wagner1967,VacchiEtal2018,SimonEtal2016">
            <text:p>Wagner196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X-1072">
            <text:p>GX-1072</text:p>
          </table:table-cell>
          <table:table-cell office:value-type="float" office:value="58.61">
            <text:p>58.61</text:p>
          </table:table-cell>
          <table:table-cell office:value-type="float" office:value="-93.66">
            <text:p>-93.66</text:p>
          </table:table-cell>
          <table:table-cell office:value-type="float" office:value="3580.0">
            <text:p>3580.0</text:p>
          </table:table-cell>
          <table:table-cell office:value-type="float" office:value="94.0">
            <text:p>94.0</text:p>
          </table:table-cell>
          <table:table-cell office:value-type="string" office:value="mytilus edulis, macoma balthica, hiatella arctica">
            <text:p>mytilus edulis, macoma balthica, 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Wagner1967,VacchiEtal2018,SimonEtal2016">
            <text:p>Wagner196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X-1073">
            <text:p>GX-1073</text:p>
          </table:table-cell>
          <table:table-cell office:value-type="float" office:value="58.75">
            <text:p>58.75</text:p>
          </table:table-cell>
          <table:table-cell office:value-type="float" office:value="-93.35">
            <text:p>-93.35</text:p>
          </table:table-cell>
          <table:table-cell office:value-type="float" office:value="755.0">
            <text:p>755.0</text:p>
          </table:table-cell>
          <table:table-cell office:value-type="float" office:value="94.0">
            <text:p>94.0</text:p>
          </table:table-cell>
          <table:table-cell office:value-type="string" office:value="mytilus edulis, macoma balthica, hiatella arctica, astarte sp.">
            <text:p>mytilus edulis, macoma balthica, hiatella arctica, astarte sp.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gner1967,VacchiEtal2018,SimonEtal2016">
            <text:p>Wagner196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I-3973">
            <text:p>I-3973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2080.0">
            <text:p>2080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Nash1972,MorlanEtal2000,VacchiEtal2018,SimonEtal2016">
            <text:p>Nash1972,MorlanEtal2000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S-521">
            <text:p>S-521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3060.0">
            <text:p>3060.0</text:p>
          </table:table-cell>
          <table:table-cell office:value-type="float" office:value="100.0">
            <text:p>100.0</text:p>
          </table:table-cell>
          <table:table-cell office:value-type="string" office:value="seal bones">
            <text:p>seal bon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Meyer1970,Nash1972,MorlanEtal2000,VacchiEtal2018,SimonEtal2016">
            <text:p>Meyer1970,Nash1972,MorlanEtal2000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S-738">
            <text:p>S-738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3960.0">
            <text:p>3960.0</text:p>
          </table:table-cell>
          <table:table-cell office:value-type="float" office:value="105.0">
            <text:p>10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MorlanEtal2000,VacchiEtal2018,SimonEtal2016">
            <text:p>MorlanEtal2000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685">
            <text:p>GSC-685</text:p>
          </table:table-cell>
          <table:table-cell office:value-type="float" office:value="58.62">
            <text:p>58.62</text:p>
          </table:table-cell>
          <table:table-cell office:value-type="float" office:value="-93.81">
            <text:p>-93.81</text:p>
          </table:table-cell>
          <table:table-cell office:value-type="float" office:value="3570.0">
            <text:p>3570.0</text:p>
          </table:table-cell>
          <table:table-cell office:value-type="float" office:value="86.0">
            <text:p>86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36.8">
            <text:p>36.8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BETA-214172">
            <text:p>BETA-214172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2890.0">
            <text:p>289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AndersonHodgets2007,VacchiEtal2018,SimonEtal2016">
            <text:p>AndersonHodgets200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X-1063">
            <text:p>GX-1063</text:p>
          </table:table-cell>
          <table:table-cell office:value-type="float" office:value="58.1">
            <text:p>58.1</text:p>
          </table:table-cell>
          <table:table-cell office:value-type="float" office:value="-94.7">
            <text:p>-94.7</text:p>
          </table:table-cell>
          <table:table-cell office:value-type="float" office:value="8400.0">
            <text:p>8400.0</text:p>
          </table:table-cell>
          <table:table-cell office:value-type="float" office:value="107.0">
            <text:p>107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agner1967,AndrewsFalconer1969,VacchiEtal2018,SimonEtal2016">
            <text:p>Wagner1967,AndrewsFalconer1969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AECV-1718C">
            <text:p>AECV-1718C</text:p>
          </table:table-cell>
          <table:table-cell office:value-type="float" office:value="57.8">
            <text:p>57.8</text:p>
          </table:table-cell>
          <table:table-cell office:value-type="float" office:value="-94.21">
            <text:p>-94.21</text:p>
          </table:table-cell>
          <table:table-cell office:value-type="float" office:value="5810.0">
            <text:p>581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5.0">
            <text:p>8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Kuhry2008,VacchiEtal2018,SimonEtal2016">
            <text:p>Kuhry2008,VacchiEtal2018,Simon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